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B300000063723EB0012DA42D31.png" manifest:media-type="image/png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77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 style:list-style-name="L3">
      <style:graphic-properties draw:auto-grow-height="true" fo:min-height="0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  <style:text-properties fo:color="#333333" style:font-name="Open Sans" fo:font-size="16pt" style:letter-kerning="true" style:font-name-asian="Microsoft YaHei" style:font-size-asian="16pt" style:font-name-complex="Mangal" style:font-size-complex="16pt"/>
    </style:style>
    <style:style style:name="P3" style:family="paragraph">
      <style:paragraph-properties fo:margin-left="0cm" fo:margin-right="0cm" fo:margin-top="0cm" fo:margin-bottom="0cm" fo:text-indent="0cm"/>
      <style:text-properties fo:color="#333333" style:font-name="Open Sans" fo:font-size="16pt" style:letter-kerning="true" style:font-name-asian="Microsoft YaHei" style:font-size-asian="16pt" style:font-name-complex="Mangal" style:font-size-complex="16pt"/>
    </style:style>
    <style:style style:name="P4" style:family="paragraph">
      <style:paragraph-properties fo:margin-left="0cm" fo:margin-right="0cm" fo:margin-top="0cm" fo:margin-bottom="0cm" fo:text-indent="0cm"/>
      <style:text-properties style:font-name="Open Sans" fo:font-size="16pt" style:font-name-asian="Microsoft YaHei" style:font-size-asian="16pt" style:font-name-complex="Mangal" style:font-size-complex="1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1cm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3d73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9353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ce181e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ce181e" fo:font-size="16pt" style:font-size-asian="16pt" style:font-size-complex="16pt"/>
    </style:style>
    <style:style style:name="T10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11" style:family="text">
      <style:text-properties fo:color="#003d73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777cm" svg:x="2.2cm" svg:y="11.012cm" presentation:class="title" presentation:user-transformed="true">
          <draw:text-box>
            <text:p>Les traitements de fichiers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1 - Architecture Système et résea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es filtres <text:tab/></text:p>
          </draw:text-box>
        </draw:frame>
        <draw:frame presentation:style-name="pr5" draw:text-style-name="P4" draw:layer="layout" svg:width="24cm" svg:height="14.955cm" svg:x="2cm" svg:y="5.04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">Les filtres les plus utilisés :</text:p>
                  </text:list-item>
                  <text:list-item>
                    <text:p text:style-name="P3">cut : ne retourne que certaines parties de chaques lignes lues.</text:p>
                  </text:list-item>
                  <text:list-item>
                    <text:p text:style-name="P3">grep : retourne uniquement les lignes lues qui correspondent à un modèle particulier ou qui contiennent un mot précis.</text:p>
                  </text:list-item>
                  <text:list-item>
                    <text:p text:style-name="P3">head : retourne les premières lignes lues.</text:p>
                  </text:list-item>
                  <text:list-item>
                    <text:p text:style-name="P3">more : retourne les lignes lues par bloc. </text:p>
                  </text:list-item>
                  <text:list-item>
                    <text:p text:style-name="P3">less : est une commande Unix permettant de visualiser un fichier texte page par page (sans le modifier)</text:p>
                  </text:list-item>
                  <text:list-item>
                    <text:p text:style-name="P3">sort : trie les lignes lues.</text:p>
                  </text:list-item>
                  <text:list-item>
                    <text:p text:style-name="P3">tail : retourne les dernières lignes lues.</text:p>
                  </text:list-item>
                  <text:list-item>
                    <text:p text:style-name="P3">tee : envoie les données lues sur la sortie standard ET dans un fichier passé en paramètre.</text:p>
                  </text:list-item>
                  <text:list-item>
                    <text:p text:style-name="P3">tr : remplace des caractères lus par d’autres.</text:p>
                  </text:list-item>
                  <text:list-item>
                    <text:p text:style-name="P3">uniq : supprime les lignes identiques.</text:p>
                  </text:list-item>
                  <text:list-item>
                    <text:p text:style-name="P3">wc : retourne le nombre de caractères , mots et lignes lus.</text:p>
                  </text:list-item>
                  <text:list-item>
                    <text:p text:style-name="P3">sed : édite le texte lu</text:p>
                  </text:list-item>
                  <text:list-item>
                    <text:p text:style-name="P3">cat : retourne les lignes <text:s/>lues sans modifications</text:p>
                  </text:list-item>
                  <text:list-item>
                    <text:p text:style-name="P3">find : chercher des fichiers</text:p>
                  </text:list-item>
                  <text:list-item>
                    <text:p text:style-name="P3">split : découper un fich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e pipeline</text:p>
          </draw:text-box>
        </draw:frame>
        <draw:frame presentation:style-name="pr7" draw:text-style-name="P7" draw:layer="layout" svg:width="24cm" svg:height="12.18cm" svg:x="2cm" svg:y="6cm" presentation:class="outline">
          <draw:text-box>
            <text:list text:style-name="L3">
              <text:list-header>
                <text:p text:style-name="P6"><text:span text:style-name="T1">Il est possible d’avoir plusieurs processus fonctionnant en </text:span><text:span text:style-name="T2">parallèle</text:span><text:span text:style-name="T1"> qui communiquent entre eux par le biais de </text:span><text:span text:style-name="T3">tubes </text:span><text:span text:style-name="T1">(</text:span><text:span text:style-name="T4">pipes</text:span><text:span text:style-name="T1">). Le système assure alors la synchronisation de l’ensemble des processus <text:s/>ainsi lancés.</text:span></text:p>
                <text:p text:style-name="P6"><text:span text:style-name="T1"/></text:p>
                <text:p text:style-name="P6"><text:span text:style-name="T1">Le principe est assez simple :</text:span></text:p>
                <text:list>
                  <text:list-header>
                    <text:p><text:span text:style-name="T4">La sortie standard d’un processus est redirigée vers l’entrée d’un tube dont la sortie est dirigée vers l’entrée standard d’un autre processus.</text:span></text:p>
                    <text:p><text:span text:style-name="T4"/></text:p>
                    <text:p><text:span text:style-name="T4"/></text:p>
                    <text:p><text:span text:style-name="T4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4">Ex : cat fichier | grep motif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2" draw:text-style-name="P8" draw:layer="layout" svg:width="18.282cm" svg:height="2.618cm" svg:x="4.8cm" svg:y="11.782cm">
          <draw:image xlink:href="Pictures/10000000000002B300000063723EB0012DA42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es redirections </text:p>
          </draw:text-box>
        </draw:frame>
        <draw:frame presentation:style-name="pr7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6"><text:span text:style-name="T5">En shell, il est possible de modifier les fichiers identifiés par les descripteurs :</text:span></text:p>
                <text:list>
                  <text:list-header>
                    <text:p><text:span text:style-name="T5"/></text:p>
                  </text:list-header>
                  <text:list-item>
                    <text:p text:style-name="P9"><text:span text:style-name="T5">Redirection de </text:span><text:span text:style-name="T6">la sortie standard</text:span><text:span text:style-name="T5"> avec le caractère plus grand</text:span><text:span text:style-name="T7"> &gt;</text:span><text:span text:style-name="T5"> :</text:span></text:p>
                    <text:list>
                      <text:list-item>
                        <text:p text:style-name="P9"><text:span text:style-name="T8">Commande &gt; fichier</text:span></text:p>
                        <text:p text:style-name="P10"><text:span text:style-name="T5">Si le fichier n’existe pas, il est crée par le shell et s’il existe déjà <text:s/>le shell détruit son contenu pour le remplacer par la sortie <text:s/>de la commande</text:span></text:p>
                      </text:list-item>
                      <text:list-item>
                        <text:p text:style-name="P9"><text:span text:style-name="T8">Commande &gt;&gt; fichier</text:span></text:p>
                        <text:p text:style-name="P9"><text:span text:style-name="T5">Si le fichier n’existe pas, il est crée par le shell et s’il existe déjà la sortie de la commande est ajoutée à la fin du fichier.</text:span></text:p>
                        <text:p text:style-name="P9"><text:span text:style-name="T5"/></text:p>
                      </text:list-item>
                    </text:list>
                  </text:list-item>
                  <text:list-item>
                    <text:p text:style-name="P6"><text:span text:style-name="T5">Redirection de</text:span><text:span text:style-name="T6"> l’entrée standard</text:span><text:span text:style-name="T5"> avec le caractère plus petit </text:span><text:span text:style-name="T7">&lt;</text:span></text:p>
                    <text:list>
                      <text:list-item>
                        <text:p text:style-name="P6"><text:span text:style-name="T8">Commande &lt; fichier</text:span><text:span text:style-name="T9"> </text:span></text:p>
                        <text:p text:style-name="P10"><text:span text:style-name="T5">La commande lit ses données dans le fichier.</text:span></text:p>
                      </text:list-item>
                      <text:list-item>
                        <text:p text:style-name="P6"><text:span text:style-name="T8">Commande <text:s/>&lt;&lt; marque de fin</text:span></text:p>
                        <text:p text:style-name="P6"><text:span text:style-name="T10">La commande lit le clavier jusqu’à la marque de fin </text:span><text:span text:style-name="T11"><text:s/>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&lt;count&gt;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6:25:01.786473512</meta:creation-date>
    <meta:editing-duration>PT5H30M46S</meta:editing-duration>
    <meta:editing-cycles>29</meta:editing-cycles>
    <meta:generator>LibreOffice/5.4.7.2$MacOSX_X86_64 LibreOffice_project/c838ef25c16710f8838b1faec480ebba495259d0</meta:generator>
    <dc:date>2019-05-22T14:44:25.515110149</dc:date>
    <meta:document-statistic meta:object-count="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